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pojntfx/networked-linux-memsync/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pojntfx/networked-linux-memsync/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pojntfx/networked-linux-memsync/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pojntfx/networked-linux-memsync/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pojntfx/networked-linux-memsync/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pojntfx/networked-linux-memsync/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pojntfx/networked-linux-memsync/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pojntfx/networked-linux-memsync/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pojntfx/networked-linux-memsync/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kerrisk2010linuxapi">
          <text:p text:style-name="Text_20_body">[2] M. Kerrisk, <text:span text:style-name="T2">The linux programming interface: A linux and UNIX system programming handbook</text:span>. No Starch Press, 2010.</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maurer2008professional">
          <text:p text:style-name="Text_20_body">[6] W. Mauerer, <text:span text:style-name="T2">Professional linux kernel architecture</text:span>. Indianapolis, IN: Wiley Publishing, Inc., 2008, pp. 2–4, 7–8, 474–487, 1026–1027.</text:p>
        </text:section>
        <text:section text:name="ref-stevens2000advanced">
          <text:p text:style-name="Text_20_body">[7] W. R. Stevens, <text:span text:style-name="T2">Advanced programming in the UNIX environment</text:span>. Delhi: Addison Wesley Logman (Singapore) Pte Ltd., Indian Branch, 2000, pp. 19, 407–411.</text:p>
        </text:section>
        <text:section text:name="ref-robbins2003unix">
          <text:p text:style-name="Text_20_body">[8] K. A. Robbins and S. Robbins, <text:span text:style-name="T2">Unix™ systems programming: Communication, concurrency, and threads</text:span>. Prentice Hall PTR, 2003, p. 313.</text:p>
        </text:section>
        <text:section text:name="ref-stevens2003unixnet">
          <text:p text:style-name="Text_20_body">[9] W. R. Stevens, B. Fenner, and A. M. Rudoff, <text:span text:style-name="T2">UNIX® network programming volume 1, third edition: The sockets networking API</text:span>. Addison Wesley, 2003, pp. 507–531.</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2">Understanding the linux virtual memory manager</text:span>. Upper Saddle River, New Jersey 07458: Pearson Education, Inc. Publishing as Prentice Hall Professional Technical Reference, 2004, pp. 53–57, 179.</text:p>
        </text:section>
        <text:section text:name="ref-silberschatz2018operating">
          <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7] A. S. Tanenbaum, <text:span text:style-name="T2">Computer networks</text:span>. Pearson Education, Inc. Publishing as Prentice Hall PTR, 2003, pp. 21, 2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he2016migration">
          <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2">Streaming systems</text:span>. Sebastopol, CA: O’Reilly Media, Inc., 2018, pp. 23–25.</text:p>
        </text:section>
        <text:section text:name="ref-peek1994unix">
          <text:p text:style-name="Text_20_body">[28] J. D. Peek, <text:span text:style-name="T2">UNIX power tools</text:span>. Sebastopol, CA; New York: O’Reilly Associates; Bantam Books, 1994, pp. 4–5.</text:p>
        </text:section>
        <text:section text:name="ref-donovan2015go">
          <text:p text:style-name="Text_20_body">[29] A. A. A. Donovan and B. W. Kernighan, <text:span text:style-name="T2">The go programming language</text:span>. Addison-Wesley Professional, 2015, pp. 217–221, 255–227.</text:p>
        </text:section>
        <text:section text:name="ref-google2023grpc">
          <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34]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35]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8-03T03:29:17Z</meta:creation-date>
    <dc:date>2023-08-03T03:29:17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